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666666"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2.282cm" fo:min-width="2.962cm" fo:padding-top="0.095cm" fo:padding-bottom="0.095cm" fo:padding-left="0.22cm" fo:padding-right="0.22cm" fo:wrap-option="no-wrap" draw:shadow="hidden" draw:shadow-offset-x="0.2cm" draw:shadow-offset-y="0.2cm" draw:shadow-color="#808080"/>
    </style:style>
    <style:style style:name="gr51"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3"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4"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7"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8" style:family="graphic" style:parent-style-name="standard" style:list-style-name="L1">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9"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666666"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6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graphic-properties svg:stroke-width="0.051cm" svg:stroke-color="#000000" draw:marker-start-width="0.356cm" draw:marker-end-width="0.356cm" draw:textarea-vertical-align="middle" fo:padding-top="0.151cm" fo:padding-bottom="0.151cm" fo:padding-left="0.276cm" fo:padding-right="0.276cm" draw:shadow-offset-x="0.203cm" draw:shadow-offset-y="0.203cm"/>
    </style:style>
    <style:style style:name="gr109" style:family="graphic" style:parent-style-name="standard">
      <style:graphic-properties svg:stroke-width="0.051cm" svg:stroke-color="#000000" draw:marker-start-width="0.355cm" draw:marker-end-width="0.355cm" draw:textarea-vertical-align="middle" fo:padding-top="0.15cm" fo:padding-bottom="0.15cm" fo:padding-left="0.275cm" fo:padding-right="0.275cm"/>
    </style:style>
    <style:style style:name="gr110" style:family="graphic" style:parent-style-name="standard">
      <style:graphic-properties draw:stroke="none" svg:stroke-color="#000000" draw:fill="none" draw:fill-color="#ffffff" draw:textarea-horizontal-align="left" draw:auto-grow-height="true" draw:auto-grow-width="true" fo:min-height="0.712cm" fo:min-width="1.937cm"/>
    </style:style>
    <style:style style:name="gr111" style:family="graphic" style:parent-style-name="standard">
      <style:graphic-properties draw:stroke="none" svg:stroke-color="#000000" draw:fill="none" draw:fill-color="#ffffff" draw:textarea-horizontal-align="left" draw:auto-grow-height="true" draw:auto-grow-width="true" fo:min-height="1.423cm" fo:min-width="1.903cm"/>
    </style:style>
    <style:style style:name="gr112" style:family="graphic" style:parent-style-name="standard">
      <style:graphic-properties draw:stroke="none" svg:stroke-color="#000000" draw:fill="none" draw:fill-color="#ffffff" draw:textarea-horizontal-align="left" draw:auto-grow-height="true" draw:auto-grow-width="true" fo:min-height="0.712cm" fo:min-width="2.186cm"/>
    </style:style>
    <style:style style:name="gr113"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1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1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17"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18"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19"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20" style:family="graphic" style:parent-style-name="standard" style:list-style-name="L1">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21"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23"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24"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2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2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27"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28" style:family="graphic" style:parent-style-name="standard" style:list-style-name="L1">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29"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objectwithoutfill">
      <style:graphic-properties svg:stroke-width="0.051cm" svg:stroke-color="#000000" draw:marker-start-width="0.279cm" draw:marker-end-width="0.279cm" draw:fill="none" draw:textarea-vertical-align="middle" fo:padding-top="0.15cm" fo:padding-bottom="0.15cm" fo:padding-left="0.275cm" fo:padding-right="0.275cm"/>
    </style:style>
    <style:style style:name="P1"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solid" draw:fill-color="#66666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gradient" draw:fill-color="#cfe7f5" draw:fill-gradient-name="VRT_20_Light_20_Radial"/>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Arial Narrow1"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10" style:family="paragraph">
      <loext:graphic-properties draw:fill="gradient" draw:fill-color="#cfe7f5" draw:fill-gradient-name="VRT_20_Light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1"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3"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4" style:family="paragraph">
      <style:paragraph-properties fo:text-align="center"/>
    </style:style>
    <style:style style:name="P15" style:family="paragraph">
      <loext:graphic-properties draw:fill="none" draw:fill-color="#ffffff"/>
    </style:style>
    <style:style style:name="P16" style:family="paragraph">
      <loext:graphic-properties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none" draw:fill-color="#ffffff"/>
      <style:paragraph-properties fo:text-align="center"/>
    </style:style>
    <style:style style:name="P20"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xml:id="id1" draw:id="id1">
          <draw:glue-point draw:id="4" svg:x="3.888cm" svg:y="0.154cm"/>
          <draw:glue-point draw:id="5" svg:x="1.481cm" svg:y="-3.453cm"/>
          <draw:glue-point draw:id="6" svg:x="-5cm" svg:y="2.113cm"/>
          <draw:glue-point draw:id="7" svg:x="0.185cm" svg:y="5cm"/>
          <draw:glue-point draw:id="8" svg:x="3.703cm" svg:y="3.041cm"/>
          <draw:glue-point draw:id="9" svg:x="3.721cm" svg:y="2.986cm"/>
          <draw:path draw:style-name="gr1" draw:text-style-name="P1" draw:layer="layout" svg:width="1.113cm" svg:height="0.693cm" svg:x="2.298cm" svg:y="4.464cm" svg:viewBox="0 0 1114 694" svg:d="M2 694c117 0 1112-248 1112-471s-267-223-385-223c0 74-770 149-727 694z">
            <text:p/>
          </draw:path>
          <draw:g>
            <draw:polygon draw:style-name="gr2" draw:text-style-name="P2" draw:layer="layout" svg:width="2.013cm" svg:height="1.164cm" svg:x="1.099cm" svg:y="3.87cm" svg:viewBox="0 0 2014 1165" draw:points="1200,1165 0,471 814,0 2014,694">
              <text:p/>
            </draw:polygon>
            <draw:polygon draw:style-name="gr3" draw:text-style-name="P3" draw:layer="layout" svg:width="1.328cm" svg:height="0.767cm" svg:x="1.57cm" svg:y="3.994cm" svg:viewBox="0 0 1329 768" draw:points="0,198 343,0 1329,570 986,768">
              <text:p/>
            </draw:polygon>
            <draw:polygon draw:style-name="gr4" draw:text-style-name="P4" draw:layer="layout" svg:width="1.199cm" svg:height="1.783cm" svg:x="1.913cm" svg:y="2.78cm" svg:viewBox="0 0 1200 1784" draw:points="0,1090 0,0 1200,694 1200,1784">
              <text:p/>
            </draw:polygon>
            <draw:polygon draw:style-name="gr5" draw:text-style-name="P5" draw:layer="layout" svg:width="1.113cm" svg:height="1.56cm" svg:x="1.956cm" svg:y="2.854cm" svg:viewBox="0 0 1114 1561" draw:points="0,916 0,0 1114,644 1114,1561">
              <text:p/>
            </draw:polygon>
            <draw:polygon draw:style-name="gr6" draw:text-style-name="P2" draw:layer="layout" svg:width="1.242cm" svg:height="0.718cm" svg:x="1.913cm" svg:y="2.755cm" svg:viewBox="0 0 1243 719" draw:points="1200,719 0,25 43,0 1243,694">
              <text:p/>
            </draw:polygon>
            <draw:polygon draw:style-name="gr7" draw:text-style-name="P6" draw:layer="layout" svg:width="0.042cm" svg:height="1.114cm" svg:x="3.113cm" svg:y="3.449cm" svg:viewBox="0 0 43 1115" draw:points="0,1115 0,25 43,0 43,1090">
              <text:p/>
            </draw:polygon>
            <draw:polygon draw:style-name="gr8" draw:text-style-name="P6" draw:layer="layout" svg:width="0.813cm" svg:height="0.594cm" svg:x="2.299cm" svg:y="4.563cm" svg:viewBox="0 0 814 595" draw:points="0,595 0,471 814,0 814,124">
              <text:p/>
            </draw:polygon>
            <draw:line draw:style-name="gr9" draw:text-style-name="P7" draw:layer="layout" svg:x1="1.656cm" svg:y1="4.142cm" svg:x2="2.642cm" svg:y2="4.712cm">
              <text:p/>
            </draw:line>
            <draw:line draw:style-name="gr10" draw:text-style-name="P7" draw:layer="layout" svg:x1="1.742cm" svg:y1="4.093cm" svg:x2="2.728cm" svg:y2="4.663cm">
              <text:p/>
            </draw:line>
            <draw:line draw:style-name="gr11" draw:text-style-name="P7" draw:layer="layout" svg:x1="1.827cm" svg:y1="4.043cm" svg:x2="2.813cm" svg:y2="4.613cm">
              <text:p/>
            </draw:line>
            <draw:line draw:style-name="gr12" draw:text-style-name="P7" draw:layer="layout" svg:x1="2.685cm" svg:y1="4.538cm" svg:x2="2.771cm" svg:y2="4.489cm">
              <text:p/>
            </draw:line>
            <draw:line draw:style-name="gr13" draw:text-style-name="P7" draw:layer="layout" svg:x1="2.599cm" svg:y1="4.488cm" svg:x2="2.685cm" svg:y2="4.439cm">
              <text:p/>
            </draw:line>
            <draw:line draw:style-name="gr14" draw:text-style-name="P7" draw:layer="layout" svg:x1="2.513cm" svg:y1="4.439cm" svg:x2="2.599cm" svg:y2="4.39cm">
              <text:p/>
            </draw:line>
            <draw:line draw:style-name="gr15" draw:text-style-name="P7" draw:layer="layout" svg:x1="2.556cm" svg:y1="4.563cm" svg:x2="2.642cm" svg:y2="4.514cm">
              <text:p/>
            </draw:line>
            <draw:line draw:style-name="gr16" draw:text-style-name="P7" draw:layer="layout" svg:x1="2.471cm" svg:y1="4.513cm" svg:x2="2.557cm" svg:y2="4.464cm">
              <text:p/>
            </draw:line>
            <draw:line draw:style-name="gr17" draw:text-style-name="P7" draw:layer="layout" svg:x1="2.385cm" svg:y1="4.464cm" svg:x2="2.471cm" svg:y2="4.415cm">
              <text:p/>
            </draw:line>
            <draw:line draw:style-name="gr18" draw:text-style-name="P7" draw:layer="layout" svg:x1="2.428cm" svg:y1="4.39cm" svg:x2="2.514cm" svg:y2="4.341cm">
              <text:p/>
            </draw:line>
            <draw:line draw:style-name="gr19" draw:text-style-name="P7" draw:layer="layout" svg:x1="2.299cm" svg:y1="4.414cm" svg:x2="2.385cm" svg:y2="4.365cm">
              <text:p/>
            </draw:line>
            <draw:line draw:style-name="gr20" draw:text-style-name="P7" draw:layer="layout" svg:x1="2.342cm" svg:y1="4.34cm" svg:x2="2.428cm" svg:y2="4.291cm">
              <text:p/>
            </draw:line>
            <draw:line draw:style-name="gr21" draw:text-style-name="P7" draw:layer="layout" svg:x1="2.256cm" svg:y1="4.29cm" svg:x2="2.342cm" svg:y2="4.241cm">
              <text:p/>
            </draw:line>
            <draw:line draw:style-name="gr22" draw:text-style-name="P7" draw:layer="layout" svg:x1="2.171cm" svg:y1="4.241cm" svg:x2="2.257cm" svg:y2="4.192cm">
              <text:p/>
            </draw:line>
            <draw:line draw:style-name="gr23" draw:text-style-name="P7" draw:layer="layout" svg:x1="2.213cm" svg:y1="4.365cm" svg:x2="2.299cm" svg:y2="4.316cm">
              <text:p/>
            </draw:line>
            <draw:line draw:style-name="gr24" draw:text-style-name="P7" draw:layer="layout" svg:x1="2.127cm" svg:y1="4.315cm" svg:x2="2.213cm" svg:y2="4.266cm">
              <text:p/>
            </draw:line>
            <draw:line draw:style-name="gr25" draw:text-style-name="P7" draw:layer="layout" svg:x1="2.042cm" svg:y1="4.266cm" svg:x2="2.128cm" svg:y2="4.217cm">
              <text:p/>
            </draw:line>
            <draw:line draw:style-name="gr26" draw:text-style-name="P7" draw:layer="layout" svg:x1="2.085cm" svg:y1="4.191cm" svg:x2="2.171cm" svg:y2="4.142cm">
              <text:p/>
            </draw:line>
            <draw:line draw:style-name="gr27" draw:text-style-name="P7" draw:layer="layout" svg:x1="1.956cm" svg:y1="4.216cm" svg:x2="2.042cm" svg:y2="4.167cm">
              <text:p/>
            </draw:line>
            <draw:line draw:style-name="gr28" draw:text-style-name="P7" draw:layer="layout" svg:x1="1.999cm" svg:y1="4.142cm" svg:x2="2.085cm" svg:y2="4.093cm">
              <text:p/>
            </draw:line>
            <draw:line draw:style-name="gr29" draw:text-style-name="P7" draw:layer="layout" svg:x1="1.913cm" svg:y1="4.092cm" svg:x2="1.999cm" svg:y2="4.043cm">
              <text:p/>
            </draw:line>
            <draw:line draw:style-name="gr30" draw:text-style-name="P7" draw:layer="layout" svg:x1="1.87cm" svg:y1="4.166cm" svg:x2="1.956cm" svg:y2="4.117cm">
              <text:p/>
            </draw:line>
            <draw:line draw:style-name="gr31" draw:text-style-name="P7" draw:layer="layout" svg:x1="2.428cm" svg:y1="4.588cm" svg:x2="2.514cm" svg:y2="4.539cm">
              <text:p/>
            </draw:line>
            <draw:line draw:style-name="gr32" draw:text-style-name="P7" draw:layer="layout" svg:x1="2.342cm" svg:y1="4.538cm" svg:x2="2.428cm" svg:y2="4.489cm">
              <text:p/>
            </draw:line>
            <draw:line draw:style-name="gr33" draw:text-style-name="P7" draw:layer="layout" svg:x1="2.256cm" svg:y1="4.488cm" svg:x2="2.342cm" svg:y2="4.439cm">
              <text:p/>
            </draw:line>
            <draw:line draw:style-name="gr34" draw:text-style-name="P7" draw:layer="layout" svg:x1="2.213cm" svg:y1="4.563cm" svg:x2="2.299cm" svg:y2="4.514cm">
              <text:p/>
            </draw:line>
            <draw:line draw:style-name="gr35" draw:text-style-name="P7" draw:layer="layout" svg:x1="2.127cm" svg:y1="4.513cm" svg:x2="2.213cm" svg:y2="4.464cm">
              <text:p/>
            </draw:line>
            <draw:line draw:style-name="gr36" draw:text-style-name="P7" draw:layer="layout" svg:x1="2.171cm" svg:y1="4.439cm" svg:x2="2.257cm" svg:y2="4.39cm">
              <text:p/>
            </draw:line>
            <draw:line draw:style-name="gr37" draw:text-style-name="P7" draw:layer="layout" svg:x1="2.085cm" svg:y1="4.39cm" svg:x2="2.171cm" svg:y2="4.341cm">
              <text:p/>
            </draw:line>
            <draw:line draw:style-name="gr38" draw:text-style-name="P7" draw:layer="layout" svg:x1="1.999cm" svg:y1="4.34cm" svg:x2="2.085cm" svg:y2="4.291cm">
              <text:p/>
            </draw:line>
            <draw:line draw:style-name="gr39" draw:text-style-name="P7" draw:layer="layout" svg:x1="1.913cm" svg:y1="4.29cm" svg:x2="1.999cm" svg:y2="4.241cm">
              <text:p/>
            </draw:line>
            <draw:line draw:style-name="gr40" draw:text-style-name="P7" draw:layer="layout" svg:x1="1.785cm" svg:y1="4.315cm" svg:x2="1.871cm" svg:y2="4.266cm">
              <text:p/>
            </draw:line>
            <draw:line draw:style-name="gr41" draw:text-style-name="P7" draw:layer="layout" svg:x1="1.827cm" svg:y1="4.241cm" svg:x2="1.913cm" svg:y2="4.192cm">
              <text:p/>
            </draw:line>
            <draw:line draw:style-name="gr42" draw:text-style-name="P7" draw:layer="layout" svg:x1="1.699cm" svg:y1="4.266cm" svg:x2="1.785cm" svg:y2="4.217cm">
              <text:p/>
            </draw:line>
            <draw:line draw:style-name="gr43" draw:text-style-name="P7" draw:layer="layout" svg:x1="2.385cm" svg:y1="4.662cm" svg:x2="2.471cm" svg:y2="4.613cm">
              <text:p/>
            </draw:line>
            <draw:line draw:style-name="gr44" draw:text-style-name="P7" draw:layer="layout" svg:x1="2.299cm" svg:y1="4.612cm" svg:x2="2.385cm" svg:y2="4.563cm">
              <text:p/>
            </draw:line>
            <draw:polygon draw:style-name="gr45" draw:text-style-name="P4" draw:layer="layout" svg:width="1.199cm" svg:height="0.817cm" svg:x="1.099cm" svg:y="4.341cm" svg:viewBox="0 0 1200 818" draw:points="0,124 0,0 1200,694 1200,818">
              <text:p/>
            </draw:polygon>
            <draw:polygon draw:style-name="gr46" draw:text-style-name="P8" draw:layer="layout" svg:width="2.056cm" svg:height="2.402cm" svg:x="1.099cm" svg:y="2.755cm" svg:viewBox="0 0 2057 2403" draw:points="857,0 2057,694 2057,1784 2014,1808 2014,1932 1200,2403 0,1709 0,1586 814,1115 814,25">
              <text:p/>
            </draw:polygon>
            <draw:polygon draw:style-name="gr47" draw:text-style-name="P7" draw:layer="layout" svg:width="0.513cm" svg:height="0.296cm" svg:x="1.613cm" svg:y="4.415cm" svg:viewBox="0 0 514 297" draw:points="0,124 214,0 514,173 300,297">
              <text:p/>
            </draw:polygon>
            <draw:line draw:style-name="gr48" draw:text-style-name="P7" draw:layer="layout" svg:x1="2.642cm" svg:y1="4.612cm" svg:x2="2.728cm" svg:y2="4.563cm">
              <text:p/>
            </draw:line>
            <draw:line draw:style-name="gr49" draw:text-style-name="P7" draw:layer="layout" svg:x1="2.513cm" svg:y1="4.637cm" svg:x2="2.599cm" svg:y2="4.588cm">
              <text:p/>
            </draw:line>
          </draw:g>
        </draw:g>
        <draw:custom-shape draw:style-name="gr50" draw:text-style-name="P9" xml:id="id2" draw:id="id2" draw:layer="layout" svg:width="5.207cm" svg:height="3.81cm" svg:x="4.81cm" svg:y="4.523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4" draw:id="id4">
          <draw:path draw:style-name="gr51" draw:text-style-name="P1" draw:layer="layout" svg:width="1.09cm" svg:height="0.979cm" svg:x="13.498cm" svg:y="6.647cm" svg:viewBox="0 0 1091 980" svg:d="M0 980c475 0 1091-280 1091-560s-18-420-364-420c0 300-727 579-727 980z">
            <text:p/>
          </draw:path>
          <draw:path draw:style-name="gr52" draw:text-style-name="P10" draw:layer="layout" svg:width="2.666cm" svg:height="1.68cm" svg:x="11.559cm" svg:y="6.017cm" svg:viewBox="0 0 2667 1681" svg:d="M2667 0c0 0 0 1121-1 840 2 491-575 841-1331 841s-1334-350-1335-841c1 1 0-350 0-840 0 490 606 840 1334 840s1333-350 1333-840z">
            <text:p/>
          </draw:path>
          <draw:path draw:style-name="gr53" draw:text-style-name="P11" draw:layer="layout" svg:width="2.665cm" svg:height="1.678cm" svg:x="11.558cm" svg:y="5.177cm" svg:viewBox="0 0 2666 1679" svg:d="M1333 0c756 0 1333 363 1333 839s-577 840-1333 840-1333-364-1333-840 577-839 1333-839z">
            <text:p/>
          </draw:path>
          <draw:polygon draw:style-name="gr54" draw:text-style-name="P12" draw:layer="layout" svg:width="0.727cm" svg:height="0.419cm" svg:x="13.013cm" svg:y="6.087cm" svg:viewBox="0 0 728 420" draw:points="364,0 243,70 728,350 606,420 121,140 0,210 0,0">
            <text:p/>
          </draw:polygon>
          <draw:polygon draw:style-name="gr55" draw:text-style-name="P12" draw:layer="layout" svg:width="0.726cm" svg:height="0.419cm" svg:x="12.043cm" svg:y="5.527cm" svg:viewBox="0 0 727 420" draw:points="606,280 727,210 727,420 363,420 484,350 0,70 121,0">
            <text:p/>
          </draw:polygon>
          <draw:polygon draw:style-name="gr56" draw:text-style-name="P12" draw:layer="layout" svg:width="0.727cm" svg:height="0.419cm" svg:x="12.043cm" svg:y="6.087cm" svg:viewBox="0 0 728 420" draw:points="121,280 607,0 728,70 242,350 363,420 0,420 0,210">
            <text:p/>
          </draw:polygon>
          <draw:polygon draw:style-name="gr57" draw:text-style-name="P12" draw:layer="layout" svg:width="0.726cm" svg:height="0.419cm" svg:x="13.013cm" svg:y="5.527cm" svg:viewBox="0 0 727 420" draw:points="484,70 363,0 727,0 727,210 606,140 121,420 0,350">
            <text:p/>
          </draw:polygon>
          <draw:path draw:style-name="gr58" draw:text-style-name="P13" draw:layer="layout" svg:width="2.667cm" svg:height="2.519cm" svg:x="11.558cm" svg:y="5.177cm" svg:viewBox="0 0 2668 2520" svg:d="M1333 0c756 0 1335 364 1335 840l-1 840c0 490-606 840-1333 840s-1334-350-1334-840c0 0 1-840 0-841 0-476 577-839 1333-839z">
            <text:p/>
          </draw:path>
        </draw:g>
        <draw:g xml:id="id3" draw:id="id3">
          <draw:glue-point draw:id="4" svg:x="3.888cm" svg:y="0.154cm"/>
          <draw:glue-point draw:id="5" svg:x="1.481cm" svg:y="-3.453cm"/>
          <draw:glue-point draw:id="6" svg:x="-5cm" svg:y="2.113cm"/>
          <draw:glue-point draw:id="7" svg:x="0.185cm" svg:y="5cm"/>
          <draw:glue-point draw:id="8" svg:x="3.703cm" svg:y="3.041cm"/>
          <draw:glue-point draw:id="9" svg:x="3.721cm" svg:y="2.986cm"/>
          <draw:path draw:style-name="gr59" draw:text-style-name="P1" draw:layer="layout" svg:width="1.113cm" svg:height="0.693cm" svg:x="2.326cm" svg:y="9.417cm" svg:viewBox="0 0 1114 694" svg:d="M2 694c117 0 1112-248 1112-471s-267-223-385-223c0 74-770 149-727 694z">
            <text:p/>
          </draw:path>
          <draw:g>
            <draw:polygon draw:style-name="gr60" draw:text-style-name="P2" draw:layer="layout" svg:width="2.013cm" svg:height="1.164cm" svg:x="1.127cm" svg:y="8.823cm" svg:viewBox="0 0 2014 1165" draw:points="1200,1165 0,471 814,0 2014,694">
              <text:p/>
            </draw:polygon>
            <draw:polygon draw:style-name="gr61" draw:text-style-name="P3" draw:layer="layout" svg:width="1.328cm" svg:height="0.767cm" svg:x="1.598cm" svg:y="8.947cm" svg:viewBox="0 0 1329 768" draw:points="0,198 343,0 1329,570 986,768">
              <text:p/>
            </draw:polygon>
            <draw:polygon draw:style-name="gr62" draw:text-style-name="P4" draw:layer="layout" svg:width="1.199cm" svg:height="1.783cm" svg:x="1.941cm" svg:y="7.733cm" svg:viewBox="0 0 1200 1784" draw:points="0,1090 0,0 1200,694 1200,1784">
              <text:p/>
            </draw:polygon>
            <draw:polygon draw:style-name="gr63" draw:text-style-name="P5" draw:layer="layout" svg:width="1.113cm" svg:height="1.56cm" svg:x="1.984cm" svg:y="7.807cm" svg:viewBox="0 0 1114 1561" draw:points="0,916 0,0 1114,644 1114,1561">
              <text:p/>
            </draw:polygon>
            <draw:polygon draw:style-name="gr64" draw:text-style-name="P2" draw:layer="layout" svg:width="1.242cm" svg:height="0.718cm" svg:x="1.941cm" svg:y="7.708cm" svg:viewBox="0 0 1243 719" draw:points="1200,719 0,25 43,0 1243,694">
              <text:p/>
            </draw:polygon>
            <draw:polygon draw:style-name="gr65" draw:text-style-name="P6" draw:layer="layout" svg:width="0.042cm" svg:height="1.114cm" svg:x="3.141cm" svg:y="8.402cm" svg:viewBox="0 0 43 1115" draw:points="0,1115 0,25 43,0 43,1090">
              <text:p/>
            </draw:polygon>
            <draw:polygon draw:style-name="gr66" draw:text-style-name="P6" draw:layer="layout" svg:width="0.813cm" svg:height="0.594cm" svg:x="2.327cm" svg:y="9.516cm" svg:viewBox="0 0 814 595" draw:points="0,595 0,471 814,0 814,124">
              <text:p/>
            </draw:polygon>
            <draw:line draw:style-name="gr67" draw:text-style-name="P7" draw:layer="layout" svg:x1="1.684cm" svg:y1="9.095cm" svg:x2="2.67cm" svg:y2="9.665cm">
              <text:p/>
            </draw:line>
            <draw:line draw:style-name="gr68" draw:text-style-name="P7" draw:layer="layout" svg:x1="1.77cm" svg:y1="9.046cm" svg:x2="2.756cm" svg:y2="9.616cm">
              <text:p/>
            </draw:line>
            <draw:line draw:style-name="gr69" draw:text-style-name="P7" draw:layer="layout" svg:x1="1.855cm" svg:y1="8.996cm" svg:x2="2.841cm" svg:y2="9.566cm">
              <text:p/>
            </draw:line>
            <draw:line draw:style-name="gr70" draw:text-style-name="P7" draw:layer="layout" svg:x1="2.713cm" svg:y1="9.491cm" svg:x2="2.799cm" svg:y2="9.442cm">
              <text:p/>
            </draw:line>
            <draw:line draw:style-name="gr71" draw:text-style-name="P7" draw:layer="layout" svg:x1="2.627cm" svg:y1="9.441cm" svg:x2="2.713cm" svg:y2="9.392cm">
              <text:p/>
            </draw:line>
            <draw:line draw:style-name="gr72" draw:text-style-name="P7" draw:layer="layout" svg:x1="2.541cm" svg:y1="9.392cm" svg:x2="2.627cm" svg:y2="9.343cm">
              <text:p/>
            </draw:line>
            <draw:line draw:style-name="gr73" draw:text-style-name="P7" draw:layer="layout" svg:x1="2.584cm" svg:y1="9.516cm" svg:x2="2.67cm" svg:y2="9.467cm">
              <text:p/>
            </draw:line>
            <draw:line draw:style-name="gr74" draw:text-style-name="P7" draw:layer="layout" svg:x1="2.499cm" svg:y1="9.466cm" svg:x2="2.585cm" svg:y2="9.417cm">
              <text:p/>
            </draw:line>
            <draw:line draw:style-name="gr75" draw:text-style-name="P7" draw:layer="layout" svg:x1="2.413cm" svg:y1="9.417cm" svg:x2="2.499cm" svg:y2="9.368cm">
              <text:p/>
            </draw:line>
            <draw:line draw:style-name="gr76" draw:text-style-name="P7" draw:layer="layout" svg:x1="2.456cm" svg:y1="9.343cm" svg:x2="2.542cm" svg:y2="9.294cm">
              <text:p/>
            </draw:line>
            <draw:line draw:style-name="gr77" draw:text-style-name="P7" draw:layer="layout" svg:x1="2.327cm" svg:y1="9.367cm" svg:x2="2.413cm" svg:y2="9.318cm">
              <text:p/>
            </draw:line>
            <draw:line draw:style-name="gr78" draw:text-style-name="P7" draw:layer="layout" svg:x1="2.37cm" svg:y1="9.293cm" svg:x2="2.456cm" svg:y2="9.244cm">
              <text:p/>
            </draw:line>
            <draw:line draw:style-name="gr79" draw:text-style-name="P7" draw:layer="layout" svg:x1="2.284cm" svg:y1="9.243cm" svg:x2="2.37cm" svg:y2="9.194cm">
              <text:p/>
            </draw:line>
            <draw:line draw:style-name="gr80" draw:text-style-name="P7" draw:layer="layout" svg:x1="2.199cm" svg:y1="9.194cm" svg:x2="2.285cm" svg:y2="9.145cm">
              <text:p/>
            </draw:line>
            <draw:line draw:style-name="gr81" draw:text-style-name="P7" draw:layer="layout" svg:x1="2.241cm" svg:y1="9.318cm" svg:x2="2.327cm" svg:y2="9.269cm">
              <text:p/>
            </draw:line>
            <draw:line draw:style-name="gr82" draw:text-style-name="P7" draw:layer="layout" svg:x1="2.155cm" svg:y1="9.268cm" svg:x2="2.241cm" svg:y2="9.219cm">
              <text:p/>
            </draw:line>
            <draw:line draw:style-name="gr83" draw:text-style-name="P7" draw:layer="layout" svg:x1="2.07cm" svg:y1="9.219cm" svg:x2="2.156cm" svg:y2="9.17cm">
              <text:p/>
            </draw:line>
            <draw:line draw:style-name="gr84" draw:text-style-name="P7" draw:layer="layout" svg:x1="2.113cm" svg:y1="9.144cm" svg:x2="2.199cm" svg:y2="9.095cm">
              <text:p/>
            </draw:line>
            <draw:line draw:style-name="gr85" draw:text-style-name="P7" draw:layer="layout" svg:x1="1.984cm" svg:y1="9.169cm" svg:x2="2.07cm" svg:y2="9.12cm">
              <text:p/>
            </draw:line>
            <draw:line draw:style-name="gr86" draw:text-style-name="P7" draw:layer="layout" svg:x1="2.027cm" svg:y1="9.095cm" svg:x2="2.113cm" svg:y2="9.046cm">
              <text:p/>
            </draw:line>
            <draw:line draw:style-name="gr87" draw:text-style-name="P7" draw:layer="layout" svg:x1="1.941cm" svg:y1="9.045cm" svg:x2="2.027cm" svg:y2="8.996cm">
              <text:p/>
            </draw:line>
            <draw:line draw:style-name="gr88" draw:text-style-name="P7" draw:layer="layout" svg:x1="1.898cm" svg:y1="9.119cm" svg:x2="1.984cm" svg:y2="9.07cm">
              <text:p/>
            </draw:line>
            <draw:line draw:style-name="gr89" draw:text-style-name="P7" draw:layer="layout" svg:x1="2.456cm" svg:y1="9.541cm" svg:x2="2.542cm" svg:y2="9.492cm">
              <text:p/>
            </draw:line>
            <draw:line draw:style-name="gr90" draw:text-style-name="P7" draw:layer="layout" svg:x1="2.37cm" svg:y1="9.491cm" svg:x2="2.456cm" svg:y2="9.442cm">
              <text:p/>
            </draw:line>
            <draw:line draw:style-name="gr91" draw:text-style-name="P7" draw:layer="layout" svg:x1="2.284cm" svg:y1="9.441cm" svg:x2="2.37cm" svg:y2="9.392cm">
              <text:p/>
            </draw:line>
            <draw:line draw:style-name="gr92" draw:text-style-name="P7" draw:layer="layout" svg:x1="2.241cm" svg:y1="9.516cm" svg:x2="2.327cm" svg:y2="9.467cm">
              <text:p/>
            </draw:line>
            <draw:line draw:style-name="gr93" draw:text-style-name="P7" draw:layer="layout" svg:x1="2.155cm" svg:y1="9.466cm" svg:x2="2.241cm" svg:y2="9.417cm">
              <text:p/>
            </draw:line>
            <draw:line draw:style-name="gr94" draw:text-style-name="P7" draw:layer="layout" svg:x1="2.199cm" svg:y1="9.392cm" svg:x2="2.285cm" svg:y2="9.343cm">
              <text:p/>
            </draw:line>
            <draw:line draw:style-name="gr95" draw:text-style-name="P7" draw:layer="layout" svg:x1="2.113cm" svg:y1="9.343cm" svg:x2="2.199cm" svg:y2="9.294cm">
              <text:p/>
            </draw:line>
            <draw:line draw:style-name="gr96" draw:text-style-name="P7" draw:layer="layout" svg:x1="2.027cm" svg:y1="9.293cm" svg:x2="2.113cm" svg:y2="9.244cm">
              <text:p/>
            </draw:line>
            <draw:line draw:style-name="gr97" draw:text-style-name="P7" draw:layer="layout" svg:x1="1.941cm" svg:y1="9.243cm" svg:x2="2.027cm" svg:y2="9.194cm">
              <text:p/>
            </draw:line>
            <draw:line draw:style-name="gr98" draw:text-style-name="P7" draw:layer="layout" svg:x1="1.813cm" svg:y1="9.268cm" svg:x2="1.899cm" svg:y2="9.219cm">
              <text:p/>
            </draw:line>
            <draw:line draw:style-name="gr99" draw:text-style-name="P7" draw:layer="layout" svg:x1="1.855cm" svg:y1="9.194cm" svg:x2="1.941cm" svg:y2="9.145cm">
              <text:p/>
            </draw:line>
            <draw:line draw:style-name="gr100" draw:text-style-name="P7" draw:layer="layout" svg:x1="1.727cm" svg:y1="9.219cm" svg:x2="1.813cm" svg:y2="9.17cm">
              <text:p/>
            </draw:line>
            <draw:line draw:style-name="gr101" draw:text-style-name="P7" draw:layer="layout" svg:x1="2.413cm" svg:y1="9.615cm" svg:x2="2.499cm" svg:y2="9.566cm">
              <text:p/>
            </draw:line>
            <draw:line draw:style-name="gr102" draw:text-style-name="P7" draw:layer="layout" svg:x1="2.327cm" svg:y1="9.565cm" svg:x2="2.413cm" svg:y2="9.516cm">
              <text:p/>
            </draw:line>
            <draw:polygon draw:style-name="gr103" draw:text-style-name="P4" draw:layer="layout" svg:width="1.199cm" svg:height="0.817cm" svg:x="1.127cm" svg:y="9.294cm" svg:viewBox="0 0 1200 818" draw:points="0,124 0,0 1200,694 1200,818">
              <text:p/>
            </draw:polygon>
            <draw:polygon draw:style-name="gr104" draw:text-style-name="P8" draw:layer="layout" svg:width="2.056cm" svg:height="2.402cm" svg:x="1.127cm" svg:y="7.708cm" svg:viewBox="0 0 2057 2403" draw:points="857,0 2057,694 2057,1784 2014,1808 2014,1932 1200,2403 0,1709 0,1586 814,1115 814,25">
              <text:p/>
            </draw:polygon>
            <draw:polygon draw:style-name="gr105" draw:text-style-name="P7" draw:layer="layout" svg:width="0.513cm" svg:height="0.296cm" svg:x="1.641cm" svg:y="9.368cm" svg:viewBox="0 0 514 297" draw:points="0,124 214,0 514,173 300,297">
              <text:p/>
            </draw:polygon>
            <draw:line draw:style-name="gr106" draw:text-style-name="P7" draw:layer="layout" svg:x1="2.67cm" svg:y1="9.565cm" svg:x2="2.756cm" svg:y2="9.516cm">
              <text:p/>
            </draw:line>
            <draw:line draw:style-name="gr107" draw:text-style-name="P7" draw:layer="layout" svg:x1="2.541cm" svg:y1="9.59cm" svg:x2="2.627cm" svg:y2="9.541cm">
              <text:p/>
            </draw:line>
          </draw:g>
        </draw:g>
        <draw:connector draw:style-name="gr108" draw:text-style-name="P14" draw:layer="layout" draw:type="line" svg:x1="3.412cm" svg:y1="3.957cm" svg:x2="5.331cm" svg:y2="5.285cm" draw:start-shape="id1" draw:start-glue-point="1" draw:end-shape="id2" draw:end-glue-point="35" svg:d="M3412 3957l1919 1328" svg:viewBox="0 0 1920 1329">
          <text:p/>
        </draw:connector>
        <draw:connector draw:style-name="gr109" draw:text-style-name="P14" draw:layer="layout" draw:type="line" svg:x1="3.44cm" svg:y1="8.91cm" svg:x2="5.07cm" svg:y2="7.443cm" draw:start-shape="id3" draw:start-glue-point="1" draw:end-shape="id2" draw:end-glue-point="42" svg:d="M3440 8910l1630-1467" svg:viewBox="0 0 1631 1468">
          <text:p/>
        </draw:connector>
        <draw:connector draw:style-name="gr109" draw:text-style-name="P14" draw:layer="layout" draw:type="line" svg:x1="11.558cm" svg:y1="6.437cm" svg:x2="10.017cm" svg:y2="6.428cm" draw:start-shape="id4" draw:start-glue-point="3" draw:end-shape="id2" draw:end-glue-point="1" svg:d="M11558 6437l-1541-9" svg:viewBox="0 0 1542 10">
          <text:p/>
        </draw:connector>
        <draw:frame draw:style-name="gr110" draw:text-style-name="P15" draw:layer="layout" svg:width="2.437cm" svg:height="0.962cm" svg:x="1cm" svg:y="10.292cm">
          <draw:text-box>
            <text:p>Clients</text:p>
          </draw:text-box>
        </draw:frame>
        <draw:frame draw:style-name="gr111" draw:text-style-name="P15" draw:layer="layout" svg:width="2.403cm" svg:height="1.673cm" svg:x="11.795cm" svg:y="8.079cm">
          <draw:text-box>
            <text:p>ECMP</text:p>
            <text:p>Router</text:p>
          </draw:text-box>
        </draw:frame>
        <draw:frame draw:style-name="gr112" draw:text-style-name="P15" draw:layer="layout" svg:width="2.686cm" svg:height="0.962cm" svg:x="20.685cm" svg:y="12.27cm">
          <draw:text-box>
            <text:p>Servers</text:p>
          </draw:text-box>
        </draw:frame>
        <draw:g xml:id="id5" draw:id="id5">
          <draw:path draw:style-name="gr113" draw:text-style-name="P1" draw:layer="layout" svg:width="0.925cm" svg:height="0.831cm" svg:x="17.854cm" svg:y="4.12cm" svg:viewBox="0 0 926 832" svg:d="M0 832c403 0 926-238 926-475 0-238-15-357-309-357 0 255-617 491-617 832z">
            <text:p/>
          </draw:path>
          <draw:path draw:style-name="gr114" draw:text-style-name="P10" draw:layer="layout" svg:width="2.263cm" svg:height="1.426cm" svg:x="16.208cm" svg:y="3.585cm" svg:viewBox="0 0 2264 1427" svg:d="M2264 0c0 0 0 952-1 713 2 417-488 714-1130 714s-1132-297-1133-714c1 1 0-297 0-713 0 416 514 713 1132 713s1132-297 1132-713z">
            <text:p/>
          </draw:path>
          <draw:path draw:style-name="gr115" draw:text-style-name="P11" draw:layer="layout" svg:width="2.262cm" svg:height="1.424cm" svg:x="16.207cm" svg:y="2.872cm" svg:viewBox="0 0 2263 1425" svg:d="M1132 0c641 0 1131 308 1131 712s-490 713-1131 713c-642 0-1132-309-1132-713s490-712 1132-712z">
            <text:p/>
          </draw:path>
          <draw:polygon draw:style-name="gr116" draw:text-style-name="P12" draw:layer="layout" svg:width="0.617cm" svg:height="0.356cm" svg:x="17.442cm" svg:y="3.644cm" svg:viewBox="0 0 618 357" draw:points="309,0 206,59 618,297 514,357 103,119 0,178 0,0">
            <text:p/>
          </draw:polygon>
          <draw:polygon draw:style-name="gr117" draw:text-style-name="P12" draw:layer="layout" svg:width="0.616cm" svg:height="0.356cm" svg:x="16.619cm" svg:y="3.169cm" svg:viewBox="0 0 617 357" draw:points="514,238 617,178 617,357 308,357 411,297 0,59 103,0">
            <text:p/>
          </draw:polygon>
          <draw:polygon draw:style-name="gr118" draw:text-style-name="P12" draw:layer="layout" svg:width="0.617cm" svg:height="0.356cm" svg:x="16.619cm" svg:y="3.644cm" svg:viewBox="0 0 618 357" draw:points="103,238 515,0 618,59 205,297 308,357 0,357 0,178">
            <text:p/>
          </draw:polygon>
          <draw:polygon draw:style-name="gr119" draw:text-style-name="P12" draw:layer="layout" svg:width="0.616cm" svg:height="0.356cm" svg:x="17.442cm" svg:y="3.169cm" svg:viewBox="0 0 617 357" draw:points="411,59 308,0 617,0 617,178 514,119 103,357 0,297">
            <text:p/>
          </draw:polygon>
          <draw:path draw:style-name="gr120" draw:text-style-name="P13" draw:layer="layout" svg:width="2.264cm" svg:height="2.138cm" svg:x="16.207cm" svg:y="2.872cm" svg:viewBox="0 0 2265 2139" svg:d="M1132 0c641 0 1133 309 1133 713l-1 713c0 416-514 713-1132 713-617 0-1132-297-1132-713 0 0 1-713 0-714 0-404 490-712 1132-712z">
            <text:p/>
          </draw:path>
        </draw:g>
        <draw:g xml:id="id6" draw:id="id6">
          <draw:path draw:style-name="gr121" draw:text-style-name="P1" draw:layer="layout" svg:width="0.925cm" svg:height="0.831cm" svg:x="17.76cm" svg:y="9.2cm" svg:viewBox="0 0 926 832" svg:d="M0 832c403 0 926-238 926-475 0-238-15-357-309-357 0 255-617 491-617 832z">
            <text:p/>
          </draw:path>
          <draw:path draw:style-name="gr122" draw:text-style-name="P10" draw:layer="layout" svg:width="2.263cm" svg:height="1.426cm" svg:x="16.114cm" svg:y="8.665cm" svg:viewBox="0 0 2264 1427" svg:d="M2264 0c0 0 0 952-1 713 2 417-488 714-1130 714s-1132-297-1133-714c1 1 0-297 0-713 0 416 514 713 1132 713s1132-297 1132-713z">
            <text:p/>
          </draw:path>
          <draw:path draw:style-name="gr123" draw:text-style-name="P11" draw:layer="layout" svg:width="2.262cm" svg:height="1.424cm" svg:x="16.113cm" svg:y="7.952cm" svg:viewBox="0 0 2263 1425" svg:d="M1132 0c641 0 1131 308 1131 712s-490 713-1131 713c-642 0-1132-309-1132-713s490-712 1132-712z">
            <text:p/>
          </draw:path>
          <draw:polygon draw:style-name="gr124" draw:text-style-name="P12" draw:layer="layout" svg:width="0.617cm" svg:height="0.356cm" svg:x="17.348cm" svg:y="8.724cm" svg:viewBox="0 0 618 357" draw:points="309,0 206,59 618,297 514,357 103,119 0,178 0,0">
            <text:p/>
          </draw:polygon>
          <draw:polygon draw:style-name="gr125" draw:text-style-name="P12" draw:layer="layout" svg:width="0.616cm" svg:height="0.356cm" svg:x="16.525cm" svg:y="8.249cm" svg:viewBox="0 0 617 357" draw:points="514,238 617,178 617,357 308,357 411,297 0,59 103,0">
            <text:p/>
          </draw:polygon>
          <draw:polygon draw:style-name="gr126" draw:text-style-name="P12" draw:layer="layout" svg:width="0.617cm" svg:height="0.356cm" svg:x="16.525cm" svg:y="8.724cm" svg:viewBox="0 0 618 357" draw:points="103,238 515,0 618,59 205,297 308,357 0,357 0,178">
            <text:p/>
          </draw:polygon>
          <draw:polygon draw:style-name="gr127" draw:text-style-name="P12" draw:layer="layout" svg:width="0.616cm" svg:height="0.356cm" svg:x="17.348cm" svg:y="8.249cm" svg:viewBox="0 0 617 357" draw:points="411,59 308,0 617,0 617,178 514,119 103,357 0,297">
            <text:p/>
          </draw:polygon>
          <draw:path draw:style-name="gr128" draw:text-style-name="P13" draw:layer="layout" svg:width="2.264cm" svg:height="2.138cm" svg:x="16.113cm" svg:y="7.952cm" svg:viewBox="0 0 2265 2139" svg:d="M1132 0c641 0 1133 309 1133 713l-1 713c0 416-514 713-1132 713-617 0-1132-297-1132-713 0 0 1-713 0-714 0-404 490-712 1132-712z">
            <text:p/>
          </draw:path>
        </draw:g>
        <draw:g xml:id="id7" draw:id="id7">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29" draw:text-style-name="P1" draw:layer="layout" svg:width="1.273cm" svg:height="0.745cm" svg:x="21.951cm" svg:y="2.706cm" svg:viewBox="0 0 1274 746" svg:d="M0 746c360 0 926-235 1170-391 243-155 0-355-123-355z">
            <text:p/>
          </draw:path>
          <draw:g>
            <draw:polygon draw:style-name="gr130" draw:text-style-name="P4" draw:layer="layout" svg:width="0.738cm" svg:height="1.847cm" svg:x="21.212cm" svg:y="1.604cm" svg:viewBox="0 0 739 1848" draw:points="0,1422 0,0 739,427 739,1848">
              <text:p/>
            </draw:polygon>
            <draw:polygon draw:style-name="gr131" draw:text-style-name="P16" draw:layer="layout" svg:width="1.046cm" svg:height="2.025cm" svg:x="21.951cm" svg:y="1.427cm" svg:viewBox="0 0 1047 2026" draw:points="0,2026 0,604 1047,0 1047,1422">
              <text:p/>
            </draw:polygon>
            <draw:polygon draw:style-name="gr132" draw:text-style-name="P2" draw:layer="layout" svg:width="1.784cm" svg:height="1.03cm" svg:x="21.212cm" svg:y="1cm" svg:viewBox="0 0 1785 1031" draw:points="739,1031 0,604 1047,0 1785,427">
              <text:p/>
            </draw:polygon>
            <draw:polygon draw:style-name="gr133" draw:text-style-name="P8" draw:layer="layout" svg:width="1.784cm" svg:height="2.451cm" svg:x="21.212cm" svg:y="1cm" svg:viewBox="0 0 1785 2452" draw:points="0,2026 0,604 1047,0 1785,427 1785,1848 739,2452">
              <text:p/>
            </draw:polygon>
            <draw:line draw:style-name="gr134" draw:text-style-name="P17" draw:layer="layout" svg:x1="21.828cm" svg:y1="3.097cm" svg:x2="21.335cm" svg:y2="2.813cm">
              <text:p/>
            </draw:line>
            <draw:line draw:style-name="gr135" draw:text-style-name="P17" draw:layer="layout" svg:x1="21.828cm" svg:y1="3.239cm" svg:x2="21.335cm" svg:y2="2.955cm">
              <text:p/>
            </draw:line>
            <draw:line draw:style-name="gr136" draw:text-style-name="P17" draw:layer="layout" svg:x1="21.828cm" svg:y1="3.168cm" svg:x2="21.335cm" svg:y2="2.884cm">
              <text:p/>
            </draw:line>
            <draw:polyline draw:style-name="gr137" draw:text-style-name="P17" draw:layer="layout" svg:width="0.614cm" svg:height="0.426cm" svg:x="21.273cm" svg:y="1.817cm" svg:viewBox="0 0 615 427" draw:points="615,427 0,71 0,0">
              <text:p/>
            </draw:polyline>
            <draw:polyline draw:style-name="gr138" draw:text-style-name="P17" draw:layer="layout" svg:width="0.604cm" svg:height="0.427cm" svg:x="21.284cm" svg:y="1.816cm" svg:viewBox="0 0 605 428" draw:points="605,428 605,357 0,0">
              <text:p/>
            </draw:polyline>
            <draw:polygon draw:style-name="gr139" draw:text-style-name="P18" draw:layer="layout" svg:width="0.071cm" svg:height="0.124cm" svg:x="21.501cm" svg:y="2.527cm" svg:viewBox="0 0 72 125" draw:points="0,84 0,0 72,41 72,125">
              <text:p/>
            </draw:polygon>
            <draw:line draw:style-name="gr140" draw:text-style-name="P17" draw:layer="layout" svg:x1="21.828cm" svg:y1="3.026cm" svg:x2="21.335cm" svg:y2="2.742cm">
              <text:p/>
            </draw:line>
          </draw:g>
        </draw:g>
        <draw:g xml:id="id10" draw:id="id10">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41" draw:text-style-name="P1" draw:layer="layout" svg:width="1.273cm" svg:height="0.745cm" svg:x="21.932cm" svg:y="11.128cm" svg:viewBox="0 0 1274 746" svg:d="M0 746c360 0 926-235 1170-391 243-155 0-355-123-355z">
            <text:p/>
          </draw:path>
          <draw:g>
            <draw:polygon draw:style-name="gr142" draw:text-style-name="P4" draw:layer="layout" svg:width="0.738cm" svg:height="1.847cm" svg:x="21.193cm" svg:y="10.026cm" svg:viewBox="0 0 739 1848" draw:points="0,1422 0,0 739,427 739,1848">
              <text:p/>
            </draw:polygon>
            <draw:polygon draw:style-name="gr143" draw:text-style-name="P16" draw:layer="layout" svg:width="1.046cm" svg:height="2.025cm" svg:x="21.932cm" svg:y="9.849cm" svg:viewBox="0 0 1047 2026" draw:points="0,2026 0,604 1047,0 1047,1422">
              <text:p/>
            </draw:polygon>
            <draw:polygon draw:style-name="gr144" draw:text-style-name="P2" draw:layer="layout" svg:width="1.784cm" svg:height="1.03cm" svg:x="21.193cm" svg:y="9.422cm" svg:viewBox="0 0 1785 1031" draw:points="739,1031 0,604 1047,0 1785,427">
              <text:p/>
            </draw:polygon>
            <draw:polygon draw:style-name="gr145" draw:text-style-name="P8" draw:layer="layout" svg:width="1.784cm" svg:height="2.451cm" svg:x="21.193cm" svg:y="9.422cm" svg:viewBox="0 0 1785 2452" draw:points="0,2026 0,604 1047,0 1785,427 1785,1848 739,2452">
              <text:p/>
            </draw:polygon>
            <draw:line draw:style-name="gr146" draw:text-style-name="P17" draw:layer="layout" svg:x1="21.809cm" svg:y1="11.519cm" svg:x2="21.316cm" svg:y2="11.235cm">
              <text:p/>
            </draw:line>
            <draw:line draw:style-name="gr147" draw:text-style-name="P17" draw:layer="layout" svg:x1="21.809cm" svg:y1="11.661cm" svg:x2="21.316cm" svg:y2="11.377cm">
              <text:p/>
            </draw:line>
            <draw:line draw:style-name="gr148" draw:text-style-name="P17" draw:layer="layout" svg:x1="21.809cm" svg:y1="11.59cm" svg:x2="21.316cm" svg:y2="11.306cm">
              <text:p/>
            </draw:line>
            <draw:polyline draw:style-name="gr149" draw:text-style-name="P17" draw:layer="layout" svg:width="0.614cm" svg:height="0.426cm" svg:x="21.254cm" svg:y="10.239cm" svg:viewBox="0 0 615 427" draw:points="615,427 0,71 0,0">
              <text:p/>
            </draw:polyline>
            <draw:polyline draw:style-name="gr150" draw:text-style-name="P17" draw:layer="layout" svg:width="0.604cm" svg:height="0.427cm" svg:x="21.265cm" svg:y="10.238cm" svg:viewBox="0 0 605 428" draw:points="605,428 605,357 0,0">
              <text:p/>
            </draw:polyline>
            <draw:polygon draw:style-name="gr151" draw:text-style-name="P18" draw:layer="layout" svg:width="0.071cm" svg:height="0.124cm" svg:x="21.482cm" svg:y="10.949cm" svg:viewBox="0 0 72 125" draw:points="0,84 0,0 72,41 72,125">
              <text:p/>
            </draw:polygon>
            <draw:line draw:style-name="gr152" draw:text-style-name="P17" draw:layer="layout" svg:x1="21.809cm" svg:y1="11.448cm" svg:x2="21.316cm" svg:y2="11.164cm">
              <text:p/>
            </draw:line>
          </draw:g>
        </draw:g>
        <draw:g xml:id="id9" draw:id="id9">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53" draw:text-style-name="P1" draw:layer="layout" svg:width="1.273cm" svg:height="0.745cm" svg:x="21.932cm" svg:y="8.334cm" svg:viewBox="0 0 1274 746" svg:d="M0 746c360 0 926-235 1170-391 243-155 0-355-123-355z">
            <text:p/>
          </draw:path>
          <draw:g>
            <draw:polygon draw:style-name="gr154" draw:text-style-name="P4" draw:layer="layout" svg:width="0.738cm" svg:height="1.847cm" svg:x="21.193cm" svg:y="7.232cm" svg:viewBox="0 0 739 1848" draw:points="0,1422 0,0 739,427 739,1848">
              <text:p/>
            </draw:polygon>
            <draw:polygon draw:style-name="gr155" draw:text-style-name="P16" draw:layer="layout" svg:width="1.046cm" svg:height="2.025cm" svg:x="21.932cm" svg:y="7.055cm" svg:viewBox="0 0 1047 2026" draw:points="0,2026 0,604 1047,0 1047,1422">
              <text:p/>
            </draw:polygon>
            <draw:polygon draw:style-name="gr156" draw:text-style-name="P2" draw:layer="layout" svg:width="1.784cm" svg:height="1.03cm" svg:x="21.193cm" svg:y="6.628cm" svg:viewBox="0 0 1785 1031" draw:points="739,1031 0,604 1047,0 1785,427">
              <text:p/>
            </draw:polygon>
            <draw:polygon draw:style-name="gr157" draw:text-style-name="P8" draw:layer="layout" svg:width="1.784cm" svg:height="2.451cm" svg:x="21.193cm" svg:y="6.628cm" svg:viewBox="0 0 1785 2452" draw:points="0,2026 0,604 1047,0 1785,427 1785,1848 739,2452">
              <text:p/>
            </draw:polygon>
            <draw:line draw:style-name="gr158" draw:text-style-name="P17" draw:layer="layout" svg:x1="21.809cm" svg:y1="8.725cm" svg:x2="21.316cm" svg:y2="8.441cm">
              <text:p/>
            </draw:line>
            <draw:line draw:style-name="gr159" draw:text-style-name="P17" draw:layer="layout" svg:x1="21.809cm" svg:y1="8.867cm" svg:x2="21.316cm" svg:y2="8.583cm">
              <text:p/>
            </draw:line>
            <draw:line draw:style-name="gr160" draw:text-style-name="P17" draw:layer="layout" svg:x1="21.809cm" svg:y1="8.796cm" svg:x2="21.316cm" svg:y2="8.512cm">
              <text:p/>
            </draw:line>
            <draw:polyline draw:style-name="gr161" draw:text-style-name="P17" draw:layer="layout" svg:width="0.614cm" svg:height="0.426cm" svg:x="21.254cm" svg:y="7.445cm" svg:viewBox="0 0 615 427" draw:points="615,427 0,71 0,0">
              <text:p/>
            </draw:polyline>
            <draw:polyline draw:style-name="gr162" draw:text-style-name="P17" draw:layer="layout" svg:width="0.604cm" svg:height="0.427cm" svg:x="21.265cm" svg:y="7.444cm" svg:viewBox="0 0 605 428" draw:points="605,428 605,357 0,0">
              <text:p/>
            </draw:polyline>
            <draw:polygon draw:style-name="gr163" draw:text-style-name="P18" draw:layer="layout" svg:width="0.071cm" svg:height="0.124cm" svg:x="21.482cm" svg:y="8.155cm" svg:viewBox="0 0 72 125" draw:points="0,84 0,0 72,41 72,125">
              <text:p/>
            </draw:polygon>
            <draw:line draw:style-name="gr164" draw:text-style-name="P17" draw:layer="layout" svg:x1="21.809cm" svg:y1="8.654cm" svg:x2="21.316cm" svg:y2="8.37cm">
              <text:p/>
            </draw:line>
          </draw:g>
        </draw:g>
        <draw:g xml:id="id8" draw:id="id8">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65" draw:text-style-name="P1" draw:layer="layout" svg:width="1.273cm" svg:height="0.745cm" svg:x="21.932cm" svg:y="5.54cm" svg:viewBox="0 0 1274 746" svg:d="M0 746c360 0 926-235 1170-391 243-155 0-355-123-355z">
            <text:p/>
          </draw:path>
          <draw:g>
            <draw:polygon draw:style-name="gr166" draw:text-style-name="P4" draw:layer="layout" svg:width="0.738cm" svg:height="1.847cm" svg:x="21.193cm" svg:y="4.438cm" svg:viewBox="0 0 739 1848" draw:points="0,1422 0,0 739,427 739,1848">
              <text:p/>
            </draw:polygon>
            <draw:polygon draw:style-name="gr167" draw:text-style-name="P16" draw:layer="layout" svg:width="1.046cm" svg:height="2.025cm" svg:x="21.932cm" svg:y="4.261cm" svg:viewBox="0 0 1047 2026" draw:points="0,2026 0,604 1047,0 1047,1422">
              <text:p/>
            </draw:polygon>
            <draw:polygon draw:style-name="gr168" draw:text-style-name="P2" draw:layer="layout" svg:width="1.784cm" svg:height="1.03cm" svg:x="21.193cm" svg:y="3.834cm" svg:viewBox="0 0 1785 1031" draw:points="739,1031 0,604 1047,0 1785,427">
              <text:p/>
            </draw:polygon>
            <draw:polygon draw:style-name="gr169" draw:text-style-name="P8" draw:layer="layout" svg:width="1.784cm" svg:height="2.451cm" svg:x="21.193cm" svg:y="3.834cm" svg:viewBox="0 0 1785 2452" draw:points="0,2026 0,604 1047,0 1785,427 1785,1848 739,2452">
              <text:p/>
            </draw:polygon>
            <draw:line draw:style-name="gr170" draw:text-style-name="P17" draw:layer="layout" svg:x1="21.809cm" svg:y1="5.931cm" svg:x2="21.316cm" svg:y2="5.647cm">
              <text:p/>
            </draw:line>
            <draw:line draw:style-name="gr171" draw:text-style-name="P17" draw:layer="layout" svg:x1="21.809cm" svg:y1="6.073cm" svg:x2="21.316cm" svg:y2="5.789cm">
              <text:p/>
            </draw:line>
            <draw:line draw:style-name="gr172" draw:text-style-name="P17" draw:layer="layout" svg:x1="21.809cm" svg:y1="6.002cm" svg:x2="21.316cm" svg:y2="5.718cm">
              <text:p/>
            </draw:line>
            <draw:polyline draw:style-name="gr173" draw:text-style-name="P17" draw:layer="layout" svg:width="0.614cm" svg:height="0.426cm" svg:x="21.254cm" svg:y="4.651cm" svg:viewBox="0 0 615 427" draw:points="615,427 0,71 0,0">
              <text:p/>
            </draw:polyline>
            <draw:polyline draw:style-name="gr174" draw:text-style-name="P17" draw:layer="layout" svg:width="0.604cm" svg:height="0.427cm" svg:x="21.265cm" svg:y="4.65cm" svg:viewBox="0 0 605 428" draw:points="605,428 605,357 0,0">
              <text:p/>
            </draw:polyline>
            <draw:polygon draw:style-name="gr175" draw:text-style-name="P18" draw:layer="layout" svg:width="0.071cm" svg:height="0.124cm" svg:x="21.482cm" svg:y="5.361cm" svg:viewBox="0 0 72 125" draw:points="0,84 0,0 72,41 72,125">
              <text:p/>
            </draw:polygon>
            <draw:line draw:style-name="gr176" draw:text-style-name="P17" draw:layer="layout" svg:x1="21.809cm" svg:y1="5.86cm" svg:x2="21.316cm" svg:y2="5.576cm">
              <text:p/>
            </draw:line>
          </draw:g>
        </draw:g>
        <draw:frame draw:style-name="gr112" draw:text-style-name="P19" draw:layer="layout" svg:width="3.669cm" svg:height="1.673cm" svg:x="15.605cm" svg:y="10.543cm">
          <draw:text-box>
            <text:p text:style-name="P14">L4/L7 Load</text:p>
            <text:p text:style-name="P14">Balancers</text:p>
          </draw:text-box>
        </draw:frame>
        <draw:connector draw:style-name="gr177" draw:text-style-name="P20" draw:layer="layout" draw:type="line" svg:x1="14.589cm" svg:y1="6.437cm" svg:x2="16.207cm" svg:y2="3.942cm" draw:start-shape="id4" draw:start-glue-point="1" draw:end-shape="id5" svg:d="M14589 6437l1618-2495" svg:viewBox="0 0 1619 2496">
          <text:p/>
        </draw:connector>
        <draw:connector draw:style-name="gr177" draw:text-style-name="P20" draw:layer="layout" draw:type="line" svg:x1="14.589cm" svg:y1="6.437cm" svg:x2="16.113cm" svg:y2="9.022cm" draw:start-shape="id4" draw:start-glue-point="1" draw:end-shape="id6" draw:end-glue-point="3" svg:d="M14589 6437l1524 2585" svg:viewBox="0 0 1525 2586">
          <text:p/>
        </draw:connector>
        <draw:connector draw:style-name="gr177" draw:text-style-name="P20" draw:layer="layout" draw:type="line" svg:x1="18.78cm" svg:y1="3.942cm" svg:x2="21.212cm" svg:y2="2.226cm" draw:start-shape="id5" draw:start-glue-point="1" draw:end-shape="id7" draw:end-glue-point="3" svg:d="M18780 3942l2432-1716" svg:viewBox="0 0 2433 1717">
          <text:p/>
        </draw:connector>
        <draw:connector draw:style-name="gr177" draw:text-style-name="P20" draw:layer="layout" draw:type="line" svg:x1="18.78cm" svg:y1="3.942cm" svg:x2="21.193cm" svg:y2="5.06cm" draw:start-shape="id5" draw:start-glue-point="1" draw:end-shape="id8" draw:end-glue-point="3" svg:d="M18780 3942l2413 1118" svg:viewBox="0 0 2414 1119">
          <text:p/>
        </draw:connector>
        <draw:connector draw:style-name="gr177" draw:text-style-name="P20" draw:layer="layout" draw:type="line" svg:x1="18.686cm" svg:y1="9.022cm" svg:x2="21.193cm" svg:y2="7.854cm" draw:start-shape="id6" draw:start-glue-point="1" draw:end-shape="id9" draw:end-glue-point="3" svg:d="M18686 9022l2507-1168" svg:viewBox="0 0 2508 1169">
          <text:p/>
        </draw:connector>
        <draw:connector draw:style-name="gr177" draw:text-style-name="P20" draw:layer="layout" draw:type="line" svg:x1="18.686cm" svg:y1="9.022cm" svg:x2="21.193cm" svg:y2="10.648cm" draw:start-shape="id6" draw:start-glue-point="1" draw:end-shape="id10" draw:end-glue-point="3" svg:d="M18686 9022l2507 1626" svg:viewBox="0 0 2508 1627">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style:font-face style:name="微软雅黑" svg:font-family="微软雅黑" style:font-family-generic="system" style:font-pitch="variable"/>
  </office:font-face-decls>
  <office:styles>
    <draw:gradient draw:name="Dark_20_Grey_20_Linear_20_L" draw:display-name="Dark Grey Linear L" draw:style="linear" draw:start-color="#333333" draw:end-color="#999999" draw:start-intensity="100%" draw:end-intensity="100%" draw:angle="900" draw:border="10%"/>
    <draw:gradient draw:name="Dark_20_Grey_20_Linear_20_T" draw:display-name="Dark Grey Linear T" draw:style="linear" draw:start-color="#333333" draw:end-color="#999999" draw:start-intensity="100%" draw:end-intensity="100%" draw:angle="0" draw:border="10%"/>
    <draw:gradient draw:name="Dark_20_Grey_20_Square_20_BR" draw:display-name="Dark Grey Square BR" draw:style="square" draw:cx="30%" draw:cy="30%" draw:start-color="#333333" draw:end-color="#999999" draw:start-intensity="100%" draw:end-intensity="100%" draw:angle="0" draw:border="0%"/>
    <draw:gradient draw:name="Light_20_Blue_20_Linear_20_L" draw:display-name="Light Blue Linear L" draw:style="linear" draw:start-color="#93d4f0" draw:end-color="#e9f6fc" draw:start-intensity="100%" draw:end-intensity="100%" draw:angle="900" draw:border="10%"/>
    <draw:gradient draw:name="VRT_20_Light_20_Axial_20_H" draw:display-name="VRT Light Axial H" draw:style="axial" draw:start-color="#7fb9dd" draw:end-color="#0073bc" draw:start-intensity="100%" draw:end-intensity="100%" draw:angle="900" draw:border="0%"/>
    <draw:gradient draw:name="VRT_20_Light_20_Linear_20_T" draw:display-name="VRT Light Linear T" draw:style="linear" draw:start-color="#0073bc" draw:end-color="#7fb9dd" draw:start-intensity="100%" draw:end-intensity="100%" draw:angle="0" draw:border="10%"/>
    <draw:gradient draw:name="VRT_20_Light_20_Radial" draw:display-name="VRT Light Radial" draw:style="radial" draw:cx="50%" draw:cy="50%" draw:start-color="#0073bc" draw:end-color="#7fb9dd" draw:start-intensity="100%" draw:end-intensity="10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4.13cm" fo:page-height="13.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6-12T17:27:43.152585037</meta:creation-date>
    <dc:date>2017-06-13T11:07:25.855217120</dc:date>
    <meta:editing-duration>PT54M51S</meta:editing-duration>
    <meta:editing-cycles>7</meta:editing-cycles>
    <meta:generator>LibreOffice/5.2.7.2$Linux_X86_64 LibreOffice_project/20$Build-2</meta:generator>
    <meta:document-statistic meta:object-count="199"/>
  </office:meta>
</office:document-meta>
</file>